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8.7429in" svg:y="12.6224in">
            <draw:object draw:notify-on-update-of-ranges="Sheet1.C51:Sheet1.C56 Sheet1.D50:Sheet1.D50 Sheet1.D51:Sheet1.D56 Sheet1.C51:Sheet1.C56 Sheet1.E50:Sheet1.E50 Sheet1.E51:Sheet1.E56 Sheet1.C51:Sheet1.C56 Sheet1.F50:Sheet1.F50 Sheet1.F51:Sheet1.F56 Sheet1.C51:Sheet1.C56 Sheet1.G50:Sheet1.G50 Sheet1.G51:Sheet1.G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11.5181in" svg:y="14.6177in">
            <draw:object draw:notify-on-update-of-ranges="Sheet1.I51:Sheet1.I54 Sheet1.J50:Sheet1.J50 Sheet1.J51:Sheet1.J54 Sheet1.I51:Sheet1.I54 Sheet1.K50:Sheet1.K50 Sheet1.K51:Sheet1.K54 Sheet1.I51:Sheet1.I54 Sheet1.L50:Sheet1.L50 Sheet1.L51:Sheet1.L54 Sheet1.I51:Sheet1.I54 Sheet1.M50:Sheet1.M50 Sheet1.M51:Sheet1.M54 Sheet1.I51:Sheet1.I54 Sheet1.N50:Sheet1.N50 Sheet1.N51:Sheet1.N54 Sheet1.I51:Sheet1.I54 Sheet1.O50:Sheet1.O50 Sheet1.O51:Sheet1.O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7in" svg:x="3.3681in" svg:y="12.3264in">
            <draw:object draw:notify-on-update-of-ranges="Sheet1.B57:Sheet1.B62 Sheet1.C71:Sheet1.C71 Sheet1.C72:Sheet1.C77 Sheet1.B57:Sheet1.B62 Sheet1.D71:Sheet1.D71 Sheet1.D72:Sheet1.D77 Sheet1.B57:Sheet1.B62 Sheet1.E71:Sheet1.E71 Sheet1.E72:Sheet1.E77 Sheet1.B57:Sheet1.B62 Sheet1.F71:Sheet1.F71 Sheet1.F72:Sheet1.F77 Sheet1.B57:Sheet1.B62 Sheet1.G71:Sheet1.G71 Sheet1.G72:Sheet1.G77 Sheet1.B57:Sheet1.B62 Sheet1.H71:Sheet1.H71 Sheet1.H72:Sheet1.H7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2in" svg:height="3.5457in" svg:x="0.2996in" svg:y="3.1012in">
            <draw:object draw:notify-on-update-of-ranges="Sheet1.C32:Sheet1.C32 Sheet1.C33:Sheet1.C38 Sheet1.D32:Sheet1.D32 Sheet1.D33:Sheet1.D38 Sheet1.C32:Sheet1.C32 Sheet1.C33:Sheet1.C38 Sheet1.E32:Sheet1.E32 Sheet1.E33:Sheet1.E38 Sheet1.C32:Sheet1.C32 Sheet1.C33:Sheet1.C38 Sheet1.F32:Sheet1.F32 Sheet1.F33:Sheet1.F38 Sheet1.C32:Sheet1.C32 Sheet1.C33:Sheet1.C38 Sheet1.G32:Sheet1.G32 Sheet1.G33:Sheet1.G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24in" svg:height="3.5457in" svg:x="6.7614in" svg:y="3.0717in">
            <draw:object draw:notify-on-update-of-ranges="Sheet1.I32:Sheet1.I32 Sheet1.I33:Sheet1.I36 Sheet1.J32:Sheet1.J32 Sheet1.J33:Sheet1.J36 Sheet1.I32:Sheet1.I32 Sheet1.I33:Sheet1.I36 Sheet1.K32:Sheet1.K32 Sheet1.K33:Sheet1.K36 Sheet1.I32:Sheet1.I32 Sheet1.I33:Sheet1.I36 Sheet1.L32:Sheet1.L32 Sheet1.L33:Sheet1.L36 Sheet1.I32:Sheet1.I32 Sheet1.I33:Sheet1.I36 Sheet1.M32:Sheet1.M32 Sheet1.M33:Sheet1.M36 Sheet1.I32:Sheet1.I32 Sheet1.I33:Sheet1.I36 Sheet1.N32:Sheet1.N32 Sheet1.N33:Sheet1.N36 Sheet1.I32:Sheet1.I32 Sheet1.I33:Sheet1.I36 Sheet1.O32:Sheet1.O32 Sheet1.O33:Sheet1.O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5"/>
          <table:table-cell office:value-type="string" calcext:value-type="string">
            <text:p>Mean</text:p>
          </table:table-cell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39291400" calcext:value-type="float">
            <text:p>3.93E+007</text:p>
          </table:table-cell>
          <table:table-cell table:number-columns-repeated="6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64"/>
        </table:table-row>
        <table:table-row table:style-name="ro1" table:number-rows-repeated="9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6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5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5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OpenNebuala vs DAS No Infini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6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formula="of:=238983000/[.N54]" office:value-type="float" office:value="6.00918792243322" calcext:value-type="float">
            <text:p>6.009187922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penNebula</text:p>
          </table:table-cell>
          <table:table-cell table:number-columns-repeated="6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4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N</text:p>
          </table:table-cell>
          <table:table-cell office:value-type="string" calcext:value-type="string">
            <text:p>Nodes 8 DAS</text:p>
          </table:table-cell>
          <table:table-cell office:value-type="string" calcext:value-type="string">
            <text:p>Nodes 16 ON</text:p>
          </table:table-cell>
          <table:table-cell office:value-type="string" calcext:value-type="string">
            <text:p>Nodes 16 DA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 ON</text:p>
          </table:table-cell>
          <table:table-cell office:value-type="string" calcext:value-type="string">
            <text:p>Scale 9 DAS</text:p>
          </table:table-cell>
          <table:table-cell office:value-type="string" calcext:value-type="string">
            <text:p>Scale 12 ON</text:p>
          </table:table-cell>
          <table:table-cell office:value-type="string" calcext:value-type="string">
            <text:p>Scale 12 DAS</text:p>
          </table:table-cell>
          <table:table-cell office:value-type="string" calcext:value-type="string">
            <text:p>Scale 15 ON </text:p>
          </table:table-cell>
          <table:table-cell office:value-type="string" calcext:value-type="string">
            <text:p>Scale 15 DAS</text:p>
          </table:table-cell>
          <table:table-cell office:value-type="string" calcext:value-type="string">
            <text:p>Scale 18 ON</text:p>
          </table:table-cell>
          <table:table-cell office:value-type="string" calcext:value-type="string">
            <text:p>Scale 18 DAS</text:p>
          </table:table-cell>
          <table:table-cell office:value-type="string" calcext:value-type="string">
            <text:p>Scale 21 ON</text:p>
          </table:table-cell>
          <table:table-cell office:value-type="string" calcext:value-type="string">
            <text:p>Scale 21 DAS</text:p>
          </table:table-cell>
          <table:table-cell table:style-name="ce2" office:value-type="string" calcext:value-type="string">
            <text:p>Scale 24 ON </text:p>
          </table:table-cell>
          <table:table-cell office:value-type="string" calcext:value-type="string">
            <text:p>Scale 24 DAS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63"/>
        </table:table-row>
        <table:table-row table:style-name="ro1">
          <table:table-cell table:number-columns-repeated="2"/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63"/>
        </table:table-row>
        <table:table-row table:style-name="ro1">
          <table:table-cell table:number-columns-repeated="2"/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6:22:09.1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3.5.2$Windows_x86 LibreOffice_project/3a87456aaa6a95c63eea1c1b3201acedf0751bd5</meta:generator>
    <dc:date>2015-06-28T16:29:21.302000000</dc:date>
    <meta:editing-duration>PT48M20S</meta:editing-duration>
    <meta:editing-cycles>8</meta:editing-cycles>
    <meta:document-statistic meta:table-count="1" meta:cell-count="16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96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C51:Sheet1.G56 Sheet1.D50:Sheet1.G50" chart:data-source-has-labels="row" svg:x="1.701cm" svg:y="1.275cm" svg:width="11.184cm" svg:height="6.571cm">
          <chartooo:coordinate-region svg:x="3.619cm" svg:y="1.474cm" svg:width="9.079cm" svg:height="5.725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
</text:p>
            </chart:title>
            <chart:grid chart:style-name="ch9" chart:class="major"/>
          </chart:axis>
          <chart:series chart:style-name="ch10" chart:values-cell-range-address="Sheet1.D51:Sheet1.D56" chart:label-cell-address="Sheet1.D50:Sheet1.D50" chart:class="chart:scatter">
            <chart:domain table:cell-range-address="Sheet1.C51:Sheet1.C56"/>
            <chart:data-point chart:repeated="6"/>
          </chart:series>
          <chart:series chart:style-name="ch11" chart:values-cell-range-address="Sheet1.E51:Sheet1.E56" chart:label-cell-address="Sheet1.E50:Sheet1.E50" chart:class="chart:scatter">
            <chart:data-point chart:repeated="6"/>
          </chart:series>
          <chart:series chart:style-name="ch12" chart:values-cell-range-address="Sheet1.F51:Sheet1.F56" chart:label-cell-address="Sheet1.F50:Sheet1.F50" chart:class="chart:scatter">
            <chart:data-point chart:repeated="6"/>
          </chart:series>
          <chart:series chart:style-name="ch13" chart:values-cell-range-address="Sheet1.G51:Sheet1.G56" chart:label-cell-address="Sheet1.G50:Sheet1.G5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Nodes 2</text:p>
                <draw:g>
                  <svg:desc>Sheet1.D50:Sheet1.D50</svg:desc>
                </draw:g>
              </table:table-cell>
              <table:table-cell office:value-type="string">
                <text:p>Nodes 4</text:p>
                <draw:g>
                  <svg:desc>Sheet1.E50:Sheet1.E50</svg:desc>
                </draw:g>
              </table:table-cell>
              <table:table-cell office:value-type="string">
                <text:p>Nodes 8</text:p>
                <draw:g>
                  <svg:desc>Sheet1.F50:Sheet1.F50</svg:desc>
                </draw:g>
              </table:table-cell>
              <table:table-cell office:value-type="string">
                <text:p>Nodes 16</text:p>
                <draw:g>
                  <svg:desc>Sheet1.G50:Sheet1.G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51:Sheet1.C56</svg:desc>
                </draw:g>
              </table:table-cell>
              <table:table-cell office:value-type="float" office:value="6205480">
                <text:p>6205480</text:p>
                <draw:g>
                  <svg:desc>Sheet1.D51:Sheet1.D56</svg:desc>
                </draw:g>
              </table:table-cell>
              <table:table-cell office:value-type="float" office:value="5231390">
                <text:p>5231390</text:p>
                <draw:g>
                  <svg:desc>Sheet1.E51:Sheet1.E56</svg:desc>
                </draw:g>
              </table:table-cell>
              <table:table-cell office:value-type="float" office:value="4207660">
                <text:p>4207660</text:p>
                <draw:g>
                  <svg:desc>Sheet1.F51:Sheet1.F56</svg:desc>
                </draw:g>
              </table:table-cell>
              <table:table-cell office:value-type="float" office:value="2516640">
                <text:p>2516640</text:p>
                <draw:g>
                  <svg:desc>Sheet1.G51:Sheet1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802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I51:Sheet1.O54 Sheet1.J50:Sheet1.O50" chart:data-source-has-labels="row" svg:x="1.331cm" svg:y="1.275cm" svg:width="11.554cm" svg:height="6.571cm">
          <chartooo:coordinate-region svg:x="3.249cm" svg:y="1.474cm" svg:width="9.449cm" svg:height="5.725cm"/>
          <chart:axis chart:dimension="x" chart:name="primary-x" chart:style-name="ch5">
            <chart:title svg:x="6.561cm" svg:y="8.026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J51:Sheet1.J54" chart:label-cell-address="Sheet1.J50:Sheet1.J50" chart:class="chart:scatter">
            <chart:domain table:cell-range-address="Sheet1.I51:Sheet1.I54"/>
            <chart:data-point chart:repeated="4"/>
          </chart:series>
          <chart:series chart:style-name="ch11" chart:values-cell-range-address="Sheet1.K51:Sheet1.K54" chart:label-cell-address="Sheet1.K50:Sheet1.K50" chart:class="chart:scatter">
            <chart:data-point chart:repeated="4"/>
          </chart:series>
          <chart:series chart:style-name="ch12" chart:values-cell-range-address="Sheet1.L51:Sheet1.L54" chart:label-cell-address="Sheet1.L50:Sheet1.L50" chart:class="chart:scatter">
            <chart:data-point chart:repeated="4"/>
          </chart:series>
          <chart:series chart:style-name="ch13" chart:values-cell-range-address="Sheet1.M51:Sheet1.M54" chart:label-cell-address="Sheet1.M50:Sheet1.M50" chart:class="chart:scatter">
            <chart:data-point chart:repeated="4"/>
          </chart:series>
          <chart:series chart:style-name="ch14" chart:values-cell-range-address="Sheet1.N51:Sheet1.N54" chart:label-cell-address="Sheet1.N50:Sheet1.N50" chart:class="chart:scatter">
            <chart:data-point chart:repeated="4"/>
          </chart:series>
          <chart:series chart:style-name="ch15" chart:values-cell-range-address="Sheet1.O51:Sheet1.O54" chart:label-cell-address="Sheet1.O50:Sheet1.O5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Sheet1.J50:Sheet1.J50</svg:desc>
                </draw:g>
              </table:table-cell>
              <table:table-cell office:value-type="string">
                <text:p>Scale 12 </text:p>
                <draw:g>
                  <svg:desc>Sheet1.K50:Sheet1.K50</svg:desc>
                </draw:g>
              </table:table-cell>
              <table:table-cell office:value-type="string">
                <text:p>Scale 15</text:p>
                <draw:g>
                  <svg:desc>Sheet1.L50:Sheet1.L50</svg:desc>
                </draw:g>
              </table:table-cell>
              <table:table-cell office:value-type="string">
                <text:p>Scale 18 </text:p>
                <draw:g>
                  <svg:desc>Sheet1.M50:Sheet1.M50</svg:desc>
                </draw:g>
              </table:table-cell>
              <table:table-cell office:value-type="string">
                <text:p>Scale 21 </text:p>
                <draw:g>
                  <svg:desc>Sheet1.N50:Sheet1.N50</svg:desc>
                </draw:g>
              </table:table-cell>
              <table:table-cell office:value-type="string">
                <text:p>Scale 24</text:p>
                <draw:g>
                  <svg:desc>Sheet1.O50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51:Sheet1.I54</svg:desc>
                </draw:g>
              </table:table-cell>
              <table:table-cell office:value-type="float" office:value="6205480">
                <text:p>6205480</text:p>
                <draw:g>
                  <svg:desc>Sheet1.J51:Sheet1.J54</svg:desc>
                </draw:g>
              </table:table-cell>
              <table:table-cell office:value-type="float" office:value="9953930">
                <text:p>9953930</text:p>
                <draw:g>
                  <svg:desc>Sheet1.K51:Sheet1.K54</svg:desc>
                </draw:g>
              </table:table-cell>
              <table:table-cell office:value-type="float" office:value="10704800">
                <text:p>10704800</text:p>
                <draw:g>
                  <svg:desc>Sheet1.L51:Sheet1.L54</svg:desc>
                </draw:g>
              </table:table-cell>
              <table:table-cell office:value-type="float" office:value="10837500">
                <text:p>10837500</text:p>
                <draw:g>
                  <svg:desc>Sheet1.M51:Sheet1.M54</svg:desc>
                </draw:g>
              </table:table-cell>
              <table:table-cell office:value-type="float" office:value="10679600">
                <text:p>10679600</text:p>
                <draw:g>
                  <svg:desc>Sheet1.N51:Sheet1.N54</svg:desc>
                </draw:g>
              </table:table-cell>
              <table:table-cell office:value-type="float" office:value="10345300">
                <text:p>10345300</text:p>
                <draw:g>
                  <svg:desc>Sheet1.O51:Sheet1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114cm" svg:y="0.316cm" chart:style-name="ch2">
          <text:p>OpenNebula vs DAS no Infini</text:p>
        </chart:title>
        <chart:legend chart:legend-position="end" svg:x="12.385cm" svg:y="2.959cm" style:legend-expansion="high" chart:style-name="ch3"/>
        <chart:plot-area chart:style-name="ch4" table:cell-range-address="Sheet1.B57:Sheet1.B62 Sheet1.C71:Sheet1.H77" chart:data-source-has-labels="row" svg:x="1.331cm" svg:y="1.275cm" svg:width="10.734cm" svg:height="6.571cm">
          <chartooo:coordinate-region svg:x="3.249cm" svg:y="1.474cm" svg:width="8.63cm" svg:height="5.725cm"/>
          <chart:axis chart:dimension="x" chart:name="primary-x" chart:style-name="ch5">
            <chart:title svg:x="6.231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C72:Sheet1.C77" chart:label-cell-address="Sheet1.C71:Sheet1.C71" chart:class="chart:scatter">
            <chart:domain table:cell-range-address="Sheet1.B57:Sheet1.B62"/>
            <chart:data-point chart:repeated="6"/>
          </chart:series>
          <chart:series chart:style-name="ch11" chart:values-cell-range-address="Sheet1.D72:Sheet1.D77" chart:label-cell-address="Sheet1.D71:Sheet1.D71" chart:class="chart:scatter">
            <chart:data-point chart:repeated="6"/>
          </chart:series>
          <chart:series chart:style-name="ch12" chart:values-cell-range-address="Sheet1.E72:Sheet1.E77" chart:label-cell-address="Sheet1.E71:Sheet1.E71" chart:class="chart:scatter">
            <chart:data-point chart:repeated="6"/>
          </chart:series>
          <chart:series chart:style-name="ch13" chart:values-cell-range-address="Sheet1.F72:Sheet1.F77" chart:label-cell-address="Sheet1.F71:Sheet1.F71" chart:class="chart:scatter">
            <chart:data-point chart:repeated="6"/>
          </chart:series>
          <chart:series chart:style-name="ch14" chart:values-cell-range-address="Sheet1.G72:Sheet1.G77" chart:label-cell-address="Sheet1.G71:Sheet1.G71" chart:class="chart:scatter">
            <chart:data-point chart:repeated="6"/>
          </chart:series>
          <chart:series chart:style-name="ch15" chart:values-cell-range-address="Sheet1.H72:Sheet1.H77" chart:label-cell-address="Sheet1.H71:Sheet1.H7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Nodes 4 ON</text:p>
                <draw:g>
                  <svg:desc>Sheet1.C71:Sheet1.C71</svg:desc>
                </draw:g>
              </table:table-cell>
              <table:table-cell office:value-type="string">
                <text:p>Nodes 4 DAS</text:p>
                <draw:g>
                  <svg:desc>Sheet1.D71:Sheet1.D71</svg:desc>
                </draw:g>
              </table:table-cell>
              <table:table-cell office:value-type="string">
                <text:p>Nodes 8 ON</text:p>
                <draw:g>
                  <svg:desc>Sheet1.E71:Sheet1.E71</svg:desc>
                </draw:g>
              </table:table-cell>
              <table:table-cell office:value-type="string">
                <text:p>Nodes 8 DAS</text:p>
                <draw:g>
                  <svg:desc>Sheet1.F71:Sheet1.F71</svg:desc>
                </draw:g>
              </table:table-cell>
              <table:table-cell office:value-type="string">
                <text:p>Nodes 16 ON</text:p>
                <draw:g>
                  <svg:desc>Sheet1.G71:Sheet1.G71</svg:desc>
                </draw:g>
              </table:table-cell>
              <table:table-cell office:value-type="string">
                <text:p>Nodes 16 DAS</text:p>
                <draw:g>
                  <svg:desc>Sheet1.H71:Sheet1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57:Sheet1.B62</svg:desc>
                </draw:g>
              </table:table-cell>
              <table:table-cell office:value-type="float" office:value="1867280">
                <text:p>1867280</text:p>
                <draw:g>
                  <svg:desc>Sheet1.C72:Sheet1.C77</svg:desc>
                </draw:g>
              </table:table-cell>
              <table:table-cell office:value-type="float" office:value="5231390">
                <text:p>5231390</text:p>
                <draw:g>
                  <svg:desc>Sheet1.D72:Sheet1.D77</svg:desc>
                </draw:g>
              </table:table-cell>
              <table:table-cell office:value-type="float" office:value="1094290">
                <text:p>1094290</text:p>
                <draw:g>
                  <svg:desc>Sheet1.E72:Sheet1.E77</svg:desc>
                </draw:g>
              </table:table-cell>
              <table:table-cell office:value-type="float" office:value="4207660">
                <text:p>4207660</text:p>
                <draw:g>
                  <svg:desc>Sheet1.F72:Sheet1.F77</svg:desc>
                </draw:g>
              </table:table-cell>
              <table:table-cell office:value-type="float" office:value="467524">
                <text:p>467524</text:p>
                <draw:g>
                  <svg:desc>Sheet1.G72:Sheet1.G77</svg:desc>
                </draw:g>
              </table:table-cell>
              <table:table-cell office:value-type="float" office:value="2516640">
                <text:p>2516640</text:p>
                <draw:g>
                  <svg:desc>Sheet1.H72:Sheet1.H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11583100">
                <text:p>11583100</text:p>
              </table:table-cell>
              <table:table-cell office:value-type="float" office:value="3120170">
                <text:p>3120170</text:p>
              </table:table-cell>
              <table:table-cell office:value-type="float" office:value="13344900">
                <text:p>13344900</text:p>
              </table:table-cell>
              <table:table-cell office:value-type="float" office:value="2425460">
                <text:p>242546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14603700">
                <text:p>14603700</text:p>
              </table:table-cell>
              <table:table-cell office:value-type="float" office:value="4648350">
                <text:p>4648350</text:p>
              </table:table-cell>
              <table:table-cell office:value-type="float" office:value="22194000">
                <text:p>22194000</text:p>
              </table:table-cell>
              <table:table-cell office:value-type="float" office:value="4657480">
                <text:p>465748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16064000">
                <text:p>16064000</text:p>
              </table:table-cell>
              <table:table-cell office:value-type="float" office:value="3449430">
                <text:p>3449430</text:p>
              </table:table-cell>
              <table:table-cell office:value-type="float" office:value="25882800">
                <text:p>25882800</text:p>
              </table:table-cell>
              <table:table-cell office:value-type="float" office:value="5568780">
                <text:p>556878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15736700">
                <text:p>15736700</text:p>
              </table:table-cell>
              <table:table-cell office:value-type="float" office:value="3398530">
                <text:p>3398530</text:p>
              </table:table-cell>
              <table:table-cell office:value-type="float" office:value="26482200">
                <text:p>26482200</text:p>
              </table:table-cell>
              <table:table-cell office:value-type="float" office:value="5675850">
                <text:p>567585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15563700">
                <text:p>15563700</text:p>
              </table:table-cell>
              <table:table-cell office:value-type="float" office:value="2038470">
                <text:p>2038470</text:p>
              </table:table-cell>
              <table:table-cell office:value-type="float" office:value="25743200">
                <text:p>25743200</text:p>
              </table:table-cell>
              <table:table-cell office:value-type="float" office:value="4281830">
                <text:p>428183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4.336cm" svg:y="0.316cm" chart:style-name="ch2">
          <text:p>Scale VS TEPS DAS-4 no InfiniBand</text:p>
        </chart:title>
        <chart:legend chart:legend-position="end" svg:x="13.209cm" svg:y="3.457cm" style:legend-expansion="high" chart:style-name="ch3"/>
        <chart:plot-area chart:style-name="ch4" table:cell-range-address="Sheet1.C32:Sheet1.G38" chart:data-source-has-labels="row" svg:x="1.331cm" svg:y="1.275cm" svg:width="11.558cm" svg:height="6.571cm">
          <chartooo:coordinate-region svg:x="3.249cm" svg:y="1.474cm" svg:width="9.453cm" svg:height="5.725cm"/>
          <chart:axis chart:dimension="x" chart:name="primary-x" chart:style-name="ch5">
            <chart:title svg:x="6.643cm" svg:y="8.026cm" chart:style-name="ch6">
              <text:p>Scale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D33:Sheet1.D38" chart:label-cell-address="Sheet1.D32:Sheet1.D32" chart:class="chart:scatter">
            <chart:domain table:cell-range-address="Sheet1.C33:Sheet1.C38"/>
            <chart:data-point chart:repeated="6"/>
          </chart:series>
          <chart:series chart:style-name="ch11" chart:values-cell-range-address="Sheet1.E33:Sheet1.E38" chart:label-cell-address="Sheet1.E32:Sheet1.E32" chart:class="chart:scatter">
            <chart:data-point chart:repeated="6"/>
          </chart:series>
          <chart:series chart:style-name="ch12" chart:values-cell-range-address="Sheet1.F33:Sheet1.F38" chart:label-cell-address="Sheet1.F32:Sheet1.F32" chart:class="chart:scatter">
            <chart:data-point chart:repeated="6"/>
          </chart:series>
          <chart:series chart:style-name="ch13" chart:values-cell-range-address="Sheet1.G33:Sheet1.G38" chart:label-cell-address="Sheet1.G32:Sheet1.G32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C</text:p>
              </table:table-cell>
              <table:table-cell office:value-type="string">
                <text:p>Nodes 2</text:p>
                <draw:g>
                  <svg:desc>Sheet1.D32:Sheet1.D32</svg:desc>
                </draw:g>
              </table:table-cell>
              <table:table-cell office:value-type="string">
                <text:p>Nodes 4</text:p>
                <draw:g>
                  <svg:desc>Sheet1.E32:Sheet1.E32</svg:desc>
                </draw:g>
              </table:table-cell>
              <table:table-cell office:value-type="string">
                <text:p>Nodes 8</text:p>
                <draw:g>
                  <svg:desc>Sheet1.F32:Sheet1.F32</svg:desc>
                </draw:g>
              </table:table-cell>
              <table:table-cell office:value-type="string">
                <text:p>Nodes 16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3:Sheet1.C38</svg:desc>
                </draw:g>
              </table:table-cell>
              <table:table-cell office:value-type="float" office:value="5335170">
                <text:p>5335170</text:p>
                <draw:g>
                  <svg:desc>Sheet1.D33:Sheet1.D38</svg:desc>
                </draw:g>
              </table:table-cell>
              <table:table-cell office:value-type="float" office:value="4491690">
                <text:p>4491690</text:p>
                <draw:g>
                  <svg:desc>Sheet1.E33:Sheet1.E38</svg:desc>
                </draw:g>
              </table:table-cell>
              <table:table-cell office:value-type="float" office:value="3433420">
                <text:p>3433420</text:p>
                <draw:g>
                  <svg:desc>Sheet1.F33:Sheet1.F38</svg:desc>
                </draw:g>
              </table:table-cell>
              <table:table-cell office:value-type="float" office:value="1409930">
                <text:p>1409930</text:p>
                <draw:g>
                  <svg:desc>Sheet1.G33:Sheet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242650">
                <text:p>9242650</text:p>
              </table:table-cell>
              <table:table-cell office:value-type="float" office:value="10545700">
                <text:p>10545700</text:p>
              </table:table-cell>
              <table:table-cell office:value-type="float" office:value="11764900">
                <text:p>11764900</text:p>
              </table:table-cell>
              <table:table-cell office:value-type="float" office:value="9904150">
                <text:p>9904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58900">
                <text:p>10558900</text:p>
              </table:table-cell>
              <table:table-cell office:value-type="float" office:value="14239600">
                <text:p>14239600</text:p>
              </table:table-cell>
              <table:table-cell office:value-type="float" office:value="21316600">
                <text:p>21316600</text:p>
              </table:table-cell>
              <table:table-cell office:value-type="float" office:value="25172500">
                <text:p>2517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663800">
                <text:p>10663800</text:p>
              </table:table-cell>
              <table:table-cell office:value-type="float" office:value="15657900">
                <text:p>15657900</text:p>
              </table:table-cell>
              <table:table-cell office:value-type="float" office:value="25516300">
                <text:p>25516300</text:p>
              </table:table-cell>
              <table:table-cell office:value-type="float" office:value="35440300">
                <text:p>35440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4.389cm" svg:y="0.316cm" chart:style-name="ch2">
          <text:p>Nodes vs TEPS DAS-4 no Infiniband</text:p>
        </chart:title>
        <chart:legend chart:legend-position="end" svg:x="13.21cm" svg:y="2.959cm" style:legend-expansion="high" chart:style-name="ch3"/>
        <chart:plot-area chart:style-name="ch4" table:cell-range-address="Sheet1.I32:Sheet1.O36" chart:data-source-has-labels="row" svg:x="1.331cm" svg:y="1.275cm" svg:width="11.559cm" svg:height="6.571cm">
          <chartooo:coordinate-region svg:x="3.249cm" svg:y="1.474cm" svg:width="9.454cm" svg:height="5.725cm"/>
          <chart:axis chart:dimension="x" chart:name="primary-x" chart:style-name="ch5">
            <chart:title svg:x="6.563cm" svg:y="8.026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J33:Sheet1.J36" chart:label-cell-address="Sheet1.J32:Sheet1.J32" chart:class="chart:scatter">
            <chart:domain table:cell-range-address="Sheet1.I33:Sheet1.I36"/>
            <chart:data-point chart:repeated="4"/>
          </chart:series>
          <chart:series chart:style-name="ch11" chart:values-cell-range-address="Sheet1.K33:Sheet1.K36" chart:label-cell-address="Sheet1.K32:Sheet1.K32" chart:class="chart:scatter">
            <chart:data-point chart:repeated="4"/>
          </chart:series>
          <chart:series chart:style-name="ch12" chart:values-cell-range-address="Sheet1.L33:Sheet1.L36" chart:label-cell-address="Sheet1.L32:Sheet1.L32" chart:class="chart:scatter">
            <chart:data-point chart:repeated="4"/>
          </chart:series>
          <chart:series chart:style-name="ch13" chart:values-cell-range-address="Sheet1.M33:Sheet1.M36" chart:label-cell-address="Sheet1.M32:Sheet1.M32" chart:class="chart:scatter">
            <chart:data-point chart:repeated="4"/>
          </chart:series>
          <chart:series chart:style-name="ch14" chart:values-cell-range-address="Sheet1.N33:Sheet1.N36" chart:label-cell-address="Sheet1.N32:Sheet1.N32" chart:class="chart:scatter">
            <chart:data-point chart:repeated="4"/>
          </chart:series>
          <chart:series chart:style-name="ch15" chart:values-cell-range-address="Sheet1.O33:Sheet1.O36" chart:label-cell-address="Sheet1.O32:Sheet1.O32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Sheet1.J32:Sheet1.J32</svg:desc>
                </draw:g>
              </table:table-cell>
              <table:table-cell office:value-type="string">
                <text:p>Scale 12 </text:p>
                <draw:g>
                  <svg:desc>Sheet1.K32:Sheet1.K32</svg:desc>
                </draw:g>
              </table:table-cell>
              <table:table-cell office:value-type="string">
                <text:p>Scale 15</text:p>
                <draw:g>
                  <svg:desc>Sheet1.L32:Sheet1.L32</svg:desc>
                </draw:g>
              </table:table-cell>
              <table:table-cell office:value-type="string">
                <text:p>Scale 18 </text:p>
                <draw:g>
                  <svg:desc>Sheet1.M32:Sheet1.M32</svg:desc>
                </draw:g>
              </table:table-cell>
              <table:table-cell office:value-type="string">
                <text:p>Scale 21 </text:p>
                <draw:g>
                  <svg:desc>Sheet1.N32:Sheet1.N32</svg:desc>
                </draw:g>
              </table:table-cell>
              <table:table-cell office:value-type="string">
                <text:p>Scale 24</text:p>
                <draw:g>
                  <svg:desc>Sheet1.O32:Sheet1.O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33:Sheet1.I36</svg:desc>
                </draw:g>
              </table:table-cell>
              <table:table-cell office:value-type="float" office:value="5335170">
                <text:p>5335170</text:p>
                <draw:g>
                  <svg:desc>Sheet1.J33:Sheet1.J36</svg:desc>
                </draw:g>
              </table:table-cell>
              <table:table-cell office:value-type="float" office:value="9242650">
                <text:p>9242650</text:p>
                <draw:g>
                  <svg:desc>Sheet1.K33:Sheet1.K36</svg:desc>
                </draw:g>
              </table:table-cell>
              <table:table-cell office:value-type="float" office:value="10558900">
                <text:p>10558900</text:p>
                <draw:g>
                  <svg:desc>Sheet1.L33:Sheet1.L36</svg:desc>
                </draw:g>
              </table:table-cell>
              <table:table-cell office:value-type="float" office:value="10663800">
                <text:p>10663800</text:p>
                <draw:g>
                  <svg:desc>Sheet1.M33:Sheet1.M36</svg:desc>
                </draw:g>
              </table:table-cell>
              <table:table-cell office:value-type="float" office:value="10640300">
                <text:p>10640300</text:p>
                <draw:g>
                  <svg:desc>Sheet1.N33:Sheet1.N36</svg:desc>
                </draw:g>
              </table:table-cell>
              <table:table-cell office:value-type="float" office:value="10177200">
                <text:p>10177200</text:p>
                <draw:g>
                  <svg:desc>Sheet1.O33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